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606" officeooo:paragraph-rsid="0004f606"/>
    </style:style>
    <style:style style:name="P2" style:family="paragraph" style:parent-style-name="Standard">
      <style:text-properties officeooo:rsid="0006d8ee" officeooo:paragraph-rsid="0006d8ee"/>
    </style:style>
    <style:style style:name="P3" style:family="paragraph" style:parent-style-name="Standard">
      <style:text-properties officeooo:rsid="0006d8ee" officeooo:paragraph-rsid="0004f606"/>
    </style:style>
    <style:style style:name="P4" style:family="paragraph" style:parent-style-name="Standard">
      <style:paragraph-properties fo:text-align="center" style:justify-single-word="false"/>
      <style:text-properties fo:font-size="24pt" fo:font-weight="bold" officeooo:rsid="0004f606" officeooo:paragraph-rsid="0004f606"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8pt" fo:font-weight="bold" officeooo:rsid="0004f606" officeooo:paragraph-rsid="0004f606" style:font-size-asian="28pt" style:font-weight-asian="bold" style:font-size-complex="28pt" style:font-weight-complex="bold"/>
    </style:style>
    <style:style style:name="P6" style:family="paragraph" style:parent-style-name="Standard">
      <style:text-properties fo:font-size="12pt" officeooo:rsid="00081e76" officeooo:paragraph-rsid="00081e76" style:font-size-asian="12pt" style:font-size-complex="12pt"/>
    </style:style>
    <style:style style:name="P7" style:family="paragraph" style:parent-style-name="Standard">
      <style:text-properties fo:font-size="12pt" officeooo:rsid="000b52a7" officeooo:paragraph-rsid="000b52a7" style:font-size-asian="12pt" style:font-size-complex="12pt"/>
    </style:style>
    <style:style style:name="P8" style:family="paragraph" style:parent-style-name="Standard">
      <style:paragraph-properties fo:text-align="center" style:justify-single-word="false"/>
      <style:text-properties fo:font-size="16pt" fo:font-weight="bold" officeooo:rsid="0006d8ee" officeooo:paragraph-rsid="0006d8ee" style:font-size-asian="16pt" style:font-weight-asian="bold" style:font-size-complex="16pt" style:font-weight-complex="bold"/>
    </style:style>
    <style:style style:name="P9" style:family="paragraph" style:parent-style-name="Standard">
      <style:text-properties fo:font-size="16pt" fo:font-weight="bold" officeooo:rsid="0006d8ee" officeooo:paragraph-rsid="0004f606" style:font-size-asian="16pt" style:font-weight-asian="bold" style:font-size-complex="16pt" style:font-weight-complex="bold"/>
    </style:style>
    <style:style style:name="P10" style:family="paragraph" style:parent-style-name="Standard">
      <style:paragraph-properties fo:text-align="center" style:justify-single-word="false" fo:break-before="page"/>
      <style:text-properties fo:font-size="16pt" fo:font-weight="bold" officeooo:rsid="000db91c" officeooo:paragraph-rsid="000db91c" style:font-size-asian="16pt" style:font-weight-asian="bold" style:font-size-complex="16pt" style:font-weight-complex="bold"/>
    </style:style>
    <style:style style:name="P11" style:family="paragraph" style:parent-style-name="Standard">
      <style:text-properties fo:font-size="12pt" officeooo:rsid="0013cce3" officeooo:paragraph-rsid="0015350e" style:font-size-asian="12pt" style:font-size-complex="12pt"/>
    </style:style>
    <style:style style:name="P12" style:family="paragraph" style:parent-style-name="Standard">
      <style:text-properties fo:font-size="12pt" officeooo:rsid="0015350e" officeooo:paragraph-rsid="0015350e" style:font-size-asian="12pt" style:font-size-complex="12pt"/>
    </style:style>
    <style:style style:name="P13" style:family="paragraph" style:parent-style-name="Standard">
      <style:text-properties fo:font-size="12pt" officeooo:rsid="0015350e" officeooo:paragraph-rsid="00169e05" style:font-size-asian="12pt" style:font-size-complex="12pt"/>
    </style:style>
    <style:style style:name="P14" style:family="paragraph" style:parent-style-name="Standard">
      <style:text-properties fo:font-size="12pt" officeooo:rsid="00166871" officeooo:paragraph-rsid="00166871" style:font-size-asian="12pt" style:font-size-complex="12pt"/>
    </style:style>
    <style:style style:name="P15" style:family="paragraph" style:parent-style-name="Standard">
      <style:text-properties fo:font-size="12pt" officeooo:rsid="00169e05" officeooo:paragraph-rsid="00169e05" style:font-size-asian="12pt" style:font-size-complex="12pt"/>
    </style:style>
    <style:style style:name="P16" style:family="paragraph" style:parent-style-name="Standard">
      <style:text-properties fo:font-size="12pt" officeooo:rsid="001844d4" officeooo:paragraph-rsid="001844d4" style:font-size-asian="12pt" style:font-size-complex="12pt"/>
    </style:style>
    <style:style style:name="P17" style:family="paragraph" style:parent-style-name="Standard">
      <style:text-properties fo:font-size="12pt" officeooo:rsid="0019ac0b" officeooo:paragraph-rsid="0019ac0b" style:font-size-asian="12pt" style:font-size-complex="12pt"/>
    </style:style>
    <style:style style:name="P18" style:family="paragraph" style:parent-style-name="Standard">
      <style:paragraph-properties fo:text-align="center" style:justify-single-word="false"/>
      <style:text-properties fo:font-size="12pt" fo:font-weight="bold" officeooo:rsid="0015350e" officeooo:paragraph-rsid="0015350e"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normal" officeooo:rsid="0019ac0b" officeooo:paragraph-rsid="0019ac0b"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size="28pt" fo:font-weight="bold" officeooo:rsid="00125229" officeooo:paragraph-rsid="00125229" style:font-size-asian="28pt" style:font-weight-asian="bold" style:font-size-complex="28pt" style:font-weight-complex="bold"/>
    </style:style>
    <style:style style:name="P21" style:family="paragraph" style:parent-style-name="Standard">
      <style:paragraph-properties fo:text-align="center" style:justify-single-word="false"/>
      <style:text-properties fo:font-size="28pt" fo:font-weight="bold" officeooo:rsid="000db91c" officeooo:paragraph-rsid="000db91c" style:font-size-asian="28pt" style:font-weight-asian="bold" style:font-size-complex="28pt" style:font-weight-complex="bold"/>
    </style:style>
    <style:style style:name="P22" style:family="paragraph" style:parent-style-name="Standard">
      <style:text-properties officeooo:rsid="00125229" officeooo:paragraph-rsid="00125229"/>
    </style:style>
    <style:style style:name="P23" style:family="paragraph" style:parent-style-name="Standard">
      <style:text-properties officeooo:rsid="00125229" officeooo:paragraph-rsid="0013cce3"/>
    </style:style>
    <style:style style:name="P24" style:family="paragraph" style:parent-style-name="Standard">
      <style:text-properties officeooo:rsid="0013cce3" officeooo:paragraph-rsid="0013cce3"/>
    </style:style>
    <style:style style:name="P25" style:family="paragraph" style:parent-style-name="Standard">
      <style:text-properties officeooo:rsid="0013cce3" officeooo:paragraph-rsid="0015350e"/>
    </style:style>
    <style:style style:name="T1" style:family="text">
      <style:text-properties officeooo:rsid="000db91c"/>
    </style:style>
    <style:style style:name="T2" style:family="text">
      <style:text-properties officeooo:rsid="00125229"/>
    </style:style>
    <style:style style:name="T3" style:family="text">
      <style:text-properties officeooo:rsid="0013cce3"/>
    </style:style>
    <style:style style:name="T4" style:family="text">
      <style:text-properties officeooo:rsid="0015350e"/>
    </style:style>
    <style:style style:name="T5" style:family="text">
      <style:text-properties officeooo:rsid="00169e05"/>
    </style:style>
    <style:style style:name="T6" style:family="text">
      <style:text-properties officeooo:rsid="001844d4"/>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color="#800000"/>
    </style:style>
    <style:style style:name="T11" style:family="text">
      <style:text-properties fo:color="#800000"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5">CS5300 Assignment <text:span text:style-name="T2">4</text:span></text:p>
      <text:p text:style-name="P5"/>
      <text:p text:style-name="P20">Keras <text:span text:style-name="T1">and</text:span></text:p>
      <text:p text:style-name="P21"><text:span text:style-name="T2">Recurrent</text:span> Networks</text:p>
      <text:p text:style-name="P4"/>
      <text:p text:style-name="P4"/>
      <text:p text:style-name="P4"/>
      <text:p text:style-name="P4"/>
      <text:p text:style-name="P4"/>
      <text:p text:style-name="P4"/>
      <text:p text:style-name="P4"/>
      <text:p text:style-name="P4"/>
      <text:p text:style-name="P4"/>
      <text:p text:style-name="P4">Brandon Rodriguez</text:p>
      <text:p text:style-name="P1"/>
      <text:p text:style-name="P1"><text:line-break/></text:p>
      <text:p text:style-name="P10">The Networks</text:p>
      <text:p text:style-name="P1"/>
      <text:p text:style-name="P22">Keras is a higher level API to simplify use of Tensorflow. It attempts to make network creation and usage even simpler, by abstracting out a lot of more common Tensorflow calls for the end user.</text:p>
      <text:p text:style-name="P22"/>
      <text:p text:style-name="P22">This specific network reads in an archive of Trump tweets from Twitter. Twitter was chosen due to generally limiting tweet size, which inherently limits complexity of the network. Trump was specifically chosen due to being a very active account that happens to also be fairly well known and archived. Thus, working with data from this account was simpler, and very little formatting or normalization was needed.</text:p>
      <text:p text:style-name="P3"/>
      <text:p text:style-name="P2"/>
      <text:p text:style-name="P8">Difficulties</text:p>
      <text:p text:style-name="P2"/>
      <text:p text:style-name="P23"><text:span text:style-name="T3">For comparison’s sake, </text:span>I was hoping to <text:span text:style-name="T3">also run this with</text:span> another dataset <text:span text:style-name="T3">(perhaps import some corpus to use), or perhaps use a more complicated network than a 1-layer LSTM. Unfortunately, this kind of network takes quite a while to train on.</text:span></text:p>
      <text:p text:style-name="P23"/>
      <text:p text:style-name="P24">As of writing this, I’ve been training this single network on the Trump dataset for almost 48 hours straight, using GPU to process. <text:span text:style-name="T4">It still seems to be learning, although said learning does appear to have slowed significantly in the past 24 hours. I’m wondering if it’s reaching its limit, due to having a simple network model.</text:span></text:p>
      <text:p text:style-name="P1"/>
      <text:p text:style-name="P9"/>
      <text:p text:style-name="P6"/>
      <text:p text:style-name="P6"/>
      <text:p text:style-name="P10">Results</text:p>
      <text:p text:style-name="P7"/>
      <text:p text:style-name="P25"><text:span text:style-name="T4">As stated in the section above, I’ve now been training this network for roughly 48 hours straight. </text:span>At about 3,000 epochs, the loss now seems to hover between 1.10 and 1.11 and the accuracy now seems to jump back and forth between 0.67 and 0.68.</text:p>
      <text:p text:style-name="P25"/>
      <text:p text:style-name="P11">Upon checking in on the network periodically during this time, I’ve also noticed that the accuracy sometimes would jump back down to roughly 0.50, <text:span text:style-name="T4">then slowly train back upward</text:span>. This was particularly prevalent when the network was learning that not all sentences start with “The fake news media”. <text:span text:style-name="T4">It now seems to understand that some sentences start with “The Democrats”, but I’ve yet to see it output any other sentence starts.</text:span></text:p>
      <text:p text:style-name="P11"/>
      <text:p text:style-name="P12">The following are my network outputs for roughly every 250 epochs. “Network output” being the automatically generated text that my network has learned to create from training.</text:p>
      <text:p text:style-name="P12"/>
      <text:p text:style-name="P12"/>
      <text:p text:style-name="P18">Epoch 0</text:p>
      <text:p text:style-name="P18"/>
      <text:p text:style-name="P14">At epoch 0, the network just output a string comprised of spaces. After about 10 epochs, it learned what letters are. At about 20 epochs, it started outputing a single word over and over (Ex: “the the the the...”)</text:p>
      <text:p text:style-name="P12"/>
      <text:p text:style-name="P18">Epoch 250</text:p>
      <text:p text:style-name="P12"/>
      <text:p text:style-name="P14">Around epoch 250, it had somewhat learned basic sentence structure, but clearly was still struggling with repetition.</text:p>
      <text:p text:style-name="P14"/>
      <text:p text:style-name="P14">Epoch 249: “<text:span text:style-name="T11">#The Fake News Media to the United States and the United States and the U.S. and the U.S. and the U.S. and the U.S. and the U.S. American sourth and the promestion the promess of the U.S. American storke the Republican Senate to the U.S. American the U.S. American the U.S. American the U.S. American the U.S. American the</text:span>”</text:p>
      <text:p text:style-name="P12"/>
      <text:p text:style-name="P18">Epoch 500</text:p>
      <text:p text:style-name="P12"/>
      <text:p text:style-name="P14"><text:span text:style-name="T5">A</text:span>t epoch 500, <text:span text:style-name="T5">it had learned that not all outputs need to be max length. Even then, a majority of outputs were max length anyway. It also learned that some sentences start with “The Democrats”</text:span></text:p>
      <text:p text:style-name="P14"/>
      <text:p text:style-name="P16">Epoch 509: <text:s/>“<text:span text:style-name="T10">#The Democrats want to state the report of the United States of America and the Fake News Media is a great meeting to the U.S. has been the beguening to the U.S. history. The enoure shorical becoure they will be great to see the American people!</text:span>”</text:p>
      <text:p text:style-name="P12"/>
      <text:p text:style-name="P18">Epoch 750</text:p>
      <text:p text:style-name="P12"/>
      <text:p text:style-name="P15">At epoch 750, it had gotten better about limiting lengths of outputs.</text:p>
      <text:p text:style-name="P12"/>
      <text:p text:style-name="P15">Epoch 751: <text:s/>“<text:span text:style-name="T10">#The Fake News Media is a long the even the entire will be a great meeting with President Trump and many attersea story the enother the partion of the U.S. Comey and the U.S. Security.</text:span>”</text:p>
      <text:p text:style-name="P12"/>
      <text:p text:style-name="P18"><text:soft-page-break/>Epoch 1000</text:p>
      <text:p text:style-name="P12"/>
      <text:p text:style-name="P15">At epoch 1000, it had become generally a bit more coherent.</text:p>
      <text:p text:style-name="P12"/>
      <text:p text:style-name="P15">Epoch 1000: <text:s/>“<text:span text:style-name="T10">#The Fake News Media is a great deal for the people of the U.S. is a great deal for all that will story their families and meetings to their looking of the U.S. history. The party and meetings and success for the problem is their so much for all of the surmet of the U.S. Security</text:span>.”</text:p>
      <text:p text:style-name="P13"/>
      <text:p text:style-name="P18">Epoch 1250</text:p>
      <text:p text:style-name="P12"/>
      <text:p text:style-name="P15">At epoch 1250, it had learned to make even smaller sentences. Furthermore, more than half of outputs were less than max length.</text:p>
      <text:p text:style-name="P15"/>
      <text:p text:style-name="P15">Epoch 1250: <text:s/>“<text:span text:style-name="T10">#The Fake News Media is a big deal to help out that the U.S. have been their lower story in the Fake News Media will be a great country!</text:span>”</text:p>
      <text:p text:style-name="P12"/>
      <text:p text:style-name="P18">Epoch 1500</text:p>
      <text:p text:style-name="P12"/>
      <text:p text:style-name="P15">More of the same <text:span text:style-name="T6">and minor improvements.</text:span></text:p>
      <text:p text:style-name="P15"/>
      <text:p text:style-name="P15">Epoch 1499: <text:s text:c="2"/>“<text:span text:style-name="T10">#The Fake News Media is a to a great healthcare is a great meeting with the part of the U.S. continue the people of the U.S. Security.</text:span>”</text:p>
      <text:p text:style-name="P12"/>
      <text:p text:style-name="P18">Epoch 1750</text:p>
      <text:p text:style-name="P12"/>
      <text:p text:style-name="P15">Epoch 1751: <text:s/>“<text:span text:style-name="T10">#The Fake News Media has been the before the people of the Great State of Alabama and the reputter for the parting to the U.S. Son you! https://t.co/vJDxxRffffj</text:span>”</text:p>
      <text:p text:style-name="P12"/>
      <text:p text:style-name="P18">Epoch 2000</text:p>
      <text:p text:style-name="P12"/>
      <text:p text:style-name="P16">Noticeably slowing now. Occasionally even what appears to be backward progress. Metric outputs still seemed to imply improvement, though.</text:p>
      <text:p text:style-name="P12"/>
      <text:p text:style-name="P16">Epoch 2000: <text:s/>“<text:span text:style-name="T10">#The Fake News Media has never been to the world. They well on the information with the U.S. will be a nou have betule that I will be a now a great hand boud the mone</text:span>”</text:p>
      <text:p text:style-name="P12"/>
      <text:p text:style-name="P18">Epoch 2500</text:p>
      <text:p text:style-name="P12"/>
      <text:p text:style-name="P17">Epoch 2545: <text:s/>“<text:span text:style-name="T10">#The Fake News Media will see the failing @nytimes in the United States Poris and Republican Senators are not tough and responted. The country is doing a great mental to the WH. He with President Trump and election!</text:span>”</text:p>
      <text:p text:style-name="P12"/>
      <text:p text:style-name="P18">Epoch 3000</text:p>
      <text:p text:style-name="P19"/>
      <text:p text:style-name="P19">Epoch 3015: <text:s text:c="2"/>“<text:span text:style-name="T10">#The Fake News is not a long and the people of the GREAT jos in the United States, with the information will never be there and the failing @nytimes &amp;amp; @foxandfriends</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1:23:18.626355790</meta:creation-date>
    <dc:date>2018-06-14T12:31:48.823427394</dc:date>
    <meta:editing-duration>PT32M32S</meta:editing-duration>
    <meta:editing-cycles>7</meta:editing-cycles>
    <meta:generator>LibreOffice/5.1.6.2$Linux_X86_64 LibreOffice_project/10m0$Build-2</meta:generator>
    <meta:document-statistic meta:table-count="0" meta:image-count="0" meta:object-count="0" meta:page-count="4" meta:paragraph-count="44" meta:word-count="945" meta:character-count="5335" meta:non-whitespace-character-count="4421"/>
  </office:meta>
</office:document-meta>
</file>